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000000020000B23870CCBCD548.jpg" manifest:media-type="image/jpeg"/>
  <manifest:file-entry manifest:full-path="Pictures/100000000000020000000200BC3FEFCD7FF3BCCA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Source Code Pro1" svg:font-family="'Source Code Pro'" style:font-family-generic="modern" style:font-pitch="fixed"/>
    <style:font-face style:name="Noto Sans2" svg:font-family="'Noto Sans'" style:font-family-generic="swiss" style:font-pitch="fixed"/>
    <style:font-face style:name="Source Code Pro2" svg:font-family="'Source Code Pro'" style:font-family-generic="swiss" style:font-pitch="fixed"/>
    <style:font-face style:name="DejaVu Sans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cm" svg:stroke-color="#000000" draw:marker-start="" draw:marker-start-width="0.49cm" draw:marker-start-center="false" draw:marker-end="" draw:marker-end-width="0.49cm" draw:marker-end-center="false" draw:stroke-linejoin="miter" draw:fill="bitmap" draw:fill-color="#ffd428" draw:secondary-fill-color="#808080" draw:fill-image-name="Colorful_20_Pebbles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15.489cm" fo:min-width="18.879cm" fo:padding-top="0.191cm" fo:padding-bottom="0.191cm" fo:padding-left="0.311cm" fo:padding-right="0.311cm" fo:wrap-option="wrap" draw:shadow="hidden" draw:shadow-offset-x="0.035cm" draw:shadow-offset-y="-0.035cm" draw:shadow-color="#cccccc" draw:shadow-opacity="10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bitmap" draw:fill-color="#ffd428" draw:secondary-fill-color="#808080" draw:fill-image-name="Colorful_20_Pebbles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name="Stone" draw:style-name="gr1" draw:text-style-name="P2" draw:layer="layout" svg:width="19.5cm" svg:height="15.87cm" svg:x="0.7cm" svg:y="1.73cm">
          <text:p text:style-name="P1"><text:span text:style-name="T1">ΖΗΘΙΚΛΜ</text:span></text:p>
          <text:p text:style-name="P1"><text:span text:style-name="T1">ΝΞΟΠΡΣ</text:span></text:p>
          <text:p text:style-name="P1"><text:span text:style-name="T1">ΤΥΦΧΨΩ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specularity="122%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ource Code Pro1" svg:font-family="'Source Code Pro'" style:font-family-generic="modern" style:font-pitch="fixed"/>
    <style:font-face style:name="Noto Sans2" svg:font-family="'Noto Sans'" style:font-family-generic="swiss" style:font-pitch="fixed"/>
    <style:font-face style:name="Source Code Pro2" svg:font-family="'Source Code Pro'" style:font-family-generic="swiss" style:font-pitch="fixed"/>
    <style:font-face style:name="DejaVu Sans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BC3FEFCD7FF3BCCA.jpg" xlink:type="simple" xlink:show="embed" xlink:actuate="onLoad"/>
    <draw:fill-image draw:name="Paper_20_Crumpled" draw:display-name="Paper Crumpled" xlink:href="Pictures/10000000000002000000020000B23870CCBCD54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Antanas Kvietkauskas</meta:initial-creator>
    <meta:creation-date>2020-11-05T15:50:53.215887098</meta:creation-date>
    <meta:editing-cycles>6</meta:editing-cycles>
    <meta:editing-duration>PT9M44S</meta:editing-duration>
    <dc:date>2021-08-05T13:27:29.257697931</dc:date>
    <dc:creator>Antanas Kvietkauskas</dc:creator>
    <meta:generator>LibreOffice/7.0.4.2$Linux_X86_64 LibreOffice_project/00$Build-2</meta:generator>
    <meta:document-statistic meta:object-count="1"/>
  </office:meta>
</office:document-meta>
</file>